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1877"/>
    </style:style>
    <style:style style:name="P2" style:family="paragraph" style:parent-style-name="Standard">
      <style:paragraph-properties fo:text-align="start" style:justify-single-word="false"/>
      <style:text-properties officeooo:paragraph-rsid="001a187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1877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b4fad"/>
    </style:style>
    <style:style style:name="T5" style:family="text">
      <style:text-properties officeooo:rsid="001c9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6" style:data-style-name="N0">6.06</text:variable-set>: The Pendulum</text:p>
      <text:p text:style-name="P1"/>
      <text:list xml:id="list7213373326459325503" text:style-name="L1">
        <text:list-item>
          <text:p text:style-name="P3"><text:span text:style-name="T2">Sebastian</text:span> <text:s/>is attempting to hypnotize a dinosaur. <text:s/>He uses a pendulum that is 1.<text:span text:style-name="T4">2</text:span>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135744726391221" text:continue-numbering="true" text:style-name="L1">
        <text:list-item>
          <text:p text:style-name="P3"><text:span text:style-name="T2">Vanessa</text:span> wants to make a pendulum that has a period of <text:span text:style-name="T4">3</text:span>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744166451328" text:continue-numbering="true" text:style-name="L1">
        <text:list-item>
          <text:p text:style-name="P3"><text:span text:style-name="T2">Angel</text:span> displaces a pendulum so that it has a height of <text:span text:style-name="T4">3</text:span>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44941141033" text:continue-numbering="true" text:style-name="L1">
        <text:list-item>
          <text:p text:style-name="P3"><text:span text:style-name="T2">Samantha</text:span> has a pendulum that is moving at <text:span text:style-name="T4">0.2</text:span>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43599899739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744974516325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.<text:span text:style-name="T4">2</text:span> second<text:span text:style-name="T4">s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44561420474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45252430465" text:continue-numbering="true" text:style-name="L1">
        <text:list-item>
          <text:p text:style-name="P3"><text:span text:style-name="T2">Vivian</text:span> is in a spinning carnival wheel (in space). <text:s/>The wheel has a diameter of 10 meters, and makes one rotation in <text:span text:style-name="T5">3</text:span> seconds. <text:s/></text:p>
          <text:list>
            <text:list-item>
              <text:p text:style-name="P3">What is <text:span text:style-name="T2">Vivian</text:span>’s centripetal acceler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744174367594" text:continue-numbering="true" text:style-name="L1">
        <text:list-item>
          <text:list>
            <text:list-item>
              <text:p text:style-name="P3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743741216722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57:43.20351138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646455356</meta:creation-date>
    <meta:editing-duration>PT5M52S</meta:editing-duration>
    <meta:editing-cycles>5</meta:editing-cycles>
    <meta:generator>LibreOffice/4.3.7.2$Linux_X86_64 LibreOffice_project/430$Build-2</meta:generator>
    <dc:date>2016-08-19T13:57:43.116789722</dc:date>
    <meta:document-statistic meta:table-count="0" meta:image-count="2" meta:object-count="0" meta:page-count="2" meta:paragraph-count="14" meta:word-count="325" meta:character-count="1739" meta:non-whitespace-character-count="1391"/>
  </office:meta>
</office:document-meta>
</file>